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fb57" officeooo:paragraph-rsid="0008fb57"/>
    </style:style>
    <style:style style:name="P2" style:family="paragraph" style:parent-style-name="Standard">
      <style:text-properties officeooo:rsid="000ad2d6" officeooo:paragraph-rsid="000ad2d6"/>
    </style:style>
    <style:style style:name="P3" style:family="paragraph" style:parent-style-name="Standard">
      <style:text-properties fo:color="#ce181e" officeooo:rsid="0008fb57" officeooo:paragraph-rsid="0008fb57"/>
    </style:style>
    <style:style style:name="P4" style:family="paragraph" style:parent-style-name="Standard">
      <style:text-properties fo:color="#ce181e" officeooo:rsid="000ad2d6" officeooo:paragraph-rsid="000ad2d6"/>
    </style:style>
    <style:style style:name="P5" style:family="paragraph" style:parent-style-name="Standard">
      <style:text-properties fo:color="#ce181e" officeooo:rsid="000b356c" officeooo:paragraph-rsid="000b356c"/>
    </style:style>
    <style:style style:name="P6" style:family="paragraph" style:parent-style-name="Standard">
      <style:text-properties officeooo:rsid="000b356c" officeooo:paragraph-rsid="000b356c"/>
    </style:style>
    <style:style style:name="P7" style:family="paragraph" style:parent-style-name="Text_20_body">
      <style:text-properties fo:font-variant="normal" fo:text-transform="none" fo:color="#000000" style:font-name="verdana" fo:font-size="9.75pt" fo:letter-spacing="normal" fo:font-style="normal" fo:font-weight="normal" officeooo:rsid="000b356c" officeooo:paragraph-rsid="000b356c" loext:padding="0in" loext:border="none"/>
    </style:style>
    <style:style style:name="P8" style:family="paragraph" style:parent-style-name="Text_20_body">
      <style:text-properties fo:font-variant="normal" fo:text-transform="none" fo:color="#ce181e" style:font-name="verdana" fo:font-size="9.75pt" fo:letter-spacing="normal" fo:font-style="normal" fo:font-weight="normal" officeooo:rsid="000b356c" officeooo:paragraph-rsid="000b356c" loext:padding="0in" loext:border="none"/>
    </style:style>
    <style:style style:name="P9" style:family="paragraph" style:parent-style-name="Text_20_body">
      <style:text-properties officeooo:paragraph-rsid="000c1f4f"/>
    </style:style>
    <style:style style:name="P10" style:family="paragraph" style:parent-style-name="Text_20_body">
      <style:text-properties officeooo:rsid="000dd501" officeooo:paragraph-rsid="000dd501"/>
    </style:style>
    <style:style style:name="P11" style:family="paragraph" style:parent-style-name="Text_20_body">
      <style:text-properties fo:color="#ce181e" officeooo:rsid="000dd501" officeooo:paragraph-rsid="000dd501"/>
    </style:style>
    <style:style style:name="P12" style:family="paragraph" style:parent-style-name="Text_20_body">
      <style:text-properties fo:color="#ce181e" officeooo:rsid="000e7a3f" officeooo:paragraph-rsid="000e7a3f"/>
    </style:style>
    <style:style style:name="P13" style:family="paragraph" style:parent-style-name="Text_20_body">
      <style:text-properties fo:color="#ce181e" officeooo:rsid="00102006" officeooo:paragraph-rsid="00102006"/>
    </style:style>
    <style:style style:name="P14" style:family="paragraph" style:parent-style-name="Text_20_body">
      <style:text-properties officeooo:rsid="000e7a3f" officeooo:paragraph-rsid="000e7a3f"/>
    </style:style>
    <style:style style:name="P15" style:family="paragraph" style:parent-style-name="Text_20_body">
      <style:text-properties officeooo:rsid="00102006" officeooo:paragraph-rsid="00102006"/>
    </style:style>
    <style:style style:name="P16" style:family="paragraph" style:parent-style-name="Text_20_body">
      <style:text-properties officeooo:rsid="000c1f4f" officeooo:paragraph-rsid="000c1f4f"/>
    </style:style>
    <style:style style:name="P17" style:family="paragraph" style:parent-style-name="Text_20_body">
      <style:text-properties fo:color="#800000" officeooo:rsid="00117618" officeooo:paragraph-rsid="00117618"/>
    </style:style>
    <style:style style:name="P18" style:family="paragraph" style:parent-style-name="Text_20_body">
      <style:text-properties fo:color="#800000" officeooo:rsid="00120a39" officeooo:paragraph-rsid="00120a39"/>
    </style:style>
    <style:style style:name="P19" style:family="paragraph" style:parent-style-name="Text_20_body">
      <style:text-properties fo:color="#800000" officeooo:rsid="0012f95a" officeooo:paragraph-rsid="0012f95a"/>
    </style:style>
    <style:style style:name="P20" style:family="paragraph" style:parent-style-name="Text_20_body">
      <style:text-properties officeooo:rsid="0012ec6e" officeooo:paragraph-rsid="0012ec6e"/>
    </style:style>
    <style:style style:name="P21" style:family="paragraph" style:parent-style-name="Text_20_body">
      <style:text-properties officeooo:paragraph-rsid="000c1f4f"/>
    </style:style>
    <style:style style:name="P22" style:family="paragraph" style:parent-style-name="Text_20_body">
      <style:text-properties officeooo:rsid="0012f95a" officeooo:paragraph-rsid="0012f95a"/>
    </style:style>
    <style:style style:name="P23" style:family="paragraph" style:parent-style-name="Text_20_body">
      <style:paragraph-properties fo:text-align="start" style:justify-single-word="false"/>
      <style:text-properties officeooo:rsid="0012f95a" officeooo:paragraph-rsid="0012f95a"/>
    </style:style>
    <style:style style:name="T1" style:family="text">
      <style:text-properties officeooo:rsid="000b356c"/>
    </style:style>
    <style:style style:name="T2" style:family="text">
      <style:text-properties fo:font-weight="normal" style:font-weight-asian="normal" style:font-weight-complex="normal"/>
    </style:style>
    <style:style style:name="T3" style:family="text">
      <style:text-properties officeooo:rsid="000c1f4f"/>
    </style:style>
    <style:style style:name="T4" style:family="text">
      <style:text-properties officeooo:rsid="000e7a3f"/>
    </style:style>
    <style:style style:name="T5" style:family="text">
      <style:text-properties officeooo:rsid="00117618"/>
    </style:style>
    <style:style style:name="T6" style:family="text">
      <style:text-properties officeooo:rsid="00120a39"/>
    </style:style>
    <style:style style:name="T7" style:family="text">
      <style:text-properties officeooo:rsid="0014c0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art():</text:p>
      <text:p text:style-name="P1"><text:s text:c="7"/>the start method of thread class is used to begin the execution of thread. The two running threads running concurrently. The current thread run the current thread and other thread executes its run method.</text:p>
      <text:p text:style-name="P4">Run()</text:p>
      <text:p text:style-name="P2"><text:s text:c="3"/>thread class is called if the thread was constructed using a separate Runnable object otherwise this method does nothing and returns.</text:p>
      <text:p text:style-name="P5">CurrentThread()</text:p>
      <text:p text:style-name="Text_20_body"><text:span text:style-name="T2">the</text:span> <text:span text:style-name="T1">currentThead() method of thread class is used to return a reference to the currently executing thread <text:s/>object.</text:span></text:p>
      <text:p text:style-name="P6">Syntax:</text:p>
      <text:p text:style-name="P7">public static Thread currentThread();</text:p>
      <text:p text:style-name="P8">Join()</text:p>
      <text:p text:style-name="P16">Thread class provides join() method which allows one thread to wait until another thread completes execution.</text:p>
      <text:p text:style-name="P16">Syntax:</text:p>
      <text:p text:style-name="P9"><text:s text:c="5"/><text:span text:style-name="T3">public final void join()</text:span></text:p>
      <text:p text:style-name="P9"><text:s text:c="4"/><text:span text:style-name="T3">public final synchronized void join(long millis)</text:span></text:p>
      <text:p text:style-name="P9"><text:s text:c="2"/><text:span text:style-name="T3">public final synchronized void join(long millions , int nanos)</text:span></text:p>
      <text:p text:style-name="P11">getPriority()</text:p>
      <text:p text:style-name="P10">thread class is used to check the priority of the thread . Thread priority is in the range of 1 to 10.</text:p>
      <text:p text:style-name="P10">synatax :</text:p>
      <text:p text:style-name="P10"><text:s text:c="6"/>public final int getPriority()</text:p>
      <text:p text:style-name="P10"><text:s text:c="5"/>public static int MIN_PRIORITY:</text:p>
      <text:p text:style-name="P10"><text:s text:c="5"/>public static int NORN_PRIORITY:</text:p>
      <text:p text:style-name="P10"><text:s text:c="5"/>public static int MAX_PRIORITY:</text:p>
      <text:p text:style-name="P10">public final void setPriority(int newPriority):</text:p>
      <text:p text:style-name="P12">getId()</text:p>
      <text:p text:style-name="Text_20_body">thread <text:span text:style-name="T4">getId() method is use to return the unique id of the thread it was unchanged during its lifetime. When thread terminated the thread id can be used. </text:span></text:p>
      <text:p text:style-name="P14">Public long getId()</text:p>
      <text:p text:style-name="P13">yield()</text:p>
      <text:p text:style-name="P15">Thread class causes the currently executing thread object to temporarily pause and allow other threads to execute.</text:p>
      <text:p text:style-name="P15"/>
      <text:p text:style-name="P17"><text:soft-page-break/>Thread creation by implementing the runnable interface:</text:p>
      <text:p text:style-name="Text_20_body"><text:s text:c="10"/><text:span text:style-name="T5">Class MultithreadingDemo implements Runnable{</text:span></text:p>
      <text:p text:style-name="P18">isDeamon() .</text:p>
      <text:p text:style-name="Text_20_body"><text:s text:c="7"/><text:span text:style-name="T6">Daemon thread is low priority thread that runs is background to perform tasks such as garbage collections.</text:span></text:p>
      <text:p text:style-name="P20">It is an utmost low priority thread.</text:p>
      <text:p text:style-name="P19">Interrupt()</text:p>
      <text:p text:style-name="P23">the interrupt thread method used to interrupt the thread, any thread is in waiting or sle<text:span text:style-name="T7">eping then using interrupt method we can interrupt the thread execution by throwing InterruptedException.</text:span></text:p>
      <text:p text:style-name="P23"/>
      <text:p text:style-name="P22"/>
      <text:p text:style-name="P9"/>
      <text:p text:style-name="P9"/>
      <text:p text:style-name="P9"><text:s text:c="3"/><text:lin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0:00:56.590268931</meta:creation-date>
    <dc:date>2019-11-26T10:24:18.327223707</dc:date>
    <meta:editing-duration>P1DT20H51M29S</meta:editing-duration>
    <meta:editing-cycles>2</meta:editing-cycles>
    <meta:generator>LibreOffice/5.3.6.1$Linux_X86_64 LibreOffice_project/30$Build-1</meta:generator>
    <meta:document-statistic meta:table-count="0" meta:image-count="0" meta:object-count="0" meta:page-count="2" meta:paragraph-count="35" meta:word-count="281" meta:character-count="1898" meta:non-whitespace-character-count="1586"/>
  </office:meta>
</office:document-meta>
</file>